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Axial_20_light_20_red_2f_whit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0.762cm" svg:x="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747cm" svg:height="1.397cm" svg:x="2.905cm" svg:y="3.54cm">
          <text:p text:style-name="P1">LT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213cm" svg:height="0.806cm" svg:x="2.905cm" svg:y="2.48cm">
          <draw:text-box>
            <text:p><text:span text:style-name="T1">Lista Trasmissione Locale</text:span></text:p>
          </draw:text-box>
        </draw:frame>
        <draw:custom-shape draw:style-name="gr4" draw:text-style-name="P1" xml:id="id2" draw:id="id2" draw:layer="layout" svg:width="6.604cm" svg:height="1.397cm" svg:x="14.208cm" svg:y="3.539cm">
          <text:p text:style-name="P1">L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3.302cm" svg:height="1.016cm" svg:x="23.86cm" svg:y="3.794cm">
          <text:p text:style-name="P1">BL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6.778cm" svg:y1="4.937cm" svg:x2="14.208cm" svg:y2="4.237cm" draw:start-shape="id1" draw:start-glue-point="2" draw:end-shape="id2" draw:end-glue-point="3" svg:d="m6778 4937c0 751 2826 626 4017 264s746-964 3413-964" svg:viewBox="0 0 7431 1252">
          <text:p/>
        </draw:connector>
        <draw:connector draw:style-name="gr6" draw:text-style-name="P1" draw:layer="layout" draw:type="curve" svg:x1="17.51cm" svg:y1="4.936cm" svg:x2="23.86cm" svg:y2="4.302cm" draw:start-shape="id2" draw:start-glue-point="2" draw:end-shape="id3" draw:end-glue-point="3" svg:d="m17510 4936c0 751 2414 626 3430 280s636-914 2920-914" svg:viewBox="0 0 6351 1188">
          <text:p/>
        </draw:connector>
        <draw:frame draw:style-name="gr3" draw:text-style-name="P2" draw:layer="layout" svg:width="7.491cm" svg:height="0.806cm" svg:x="13.862cm" svg:y="2.48cm">
          <draw:text-box>
            <text:p><text:span text:style-name="T1">Lista Temporanea Trasmissione</text:span></text:p>
          </draw:text-box>
        </draw:frame>
        <draw:frame draw:style-name="gr7" draw:text-style-name="P2" draw:layer="layout" svg:width="3.431cm" svg:height="1.361cm" svg:x="23.858cm" svg:y="2.016cm">
          <draw:text-box>
            <text:p><text:span text:style-name="T1">Buffer Locale</text:span></text:p>
            <text:p><text:span text:style-name="T1">Trasmissione</text:span></text:p>
          </draw:text-box>
        </draw:frame>
        <draw:custom-shape draw:style-name="gr2" draw:text-style-name="P1" xml:id="id6" draw:id="id6" draw:layer="layout" svg:width="7.748cm" svg:height="1.397cm" svg:x="2.904cm" svg:y="12.684cm">
          <text:p text:style-name="P1">L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472cm" svg:height="0.806cm" svg:x="2.904cm" svg:y="11.624cm">
          <draw:text-box>
            <text:p><text:span text:style-name="T1">Lista Ricezione Locale</text:span></text:p>
          </draw:text-box>
        </draw:frame>
        <draw:custom-shape draw:style-name="gr4" draw:text-style-name="P1" xml:id="id5" draw:id="id5" draw:layer="layout" svg:width="6.604cm" svg:height="1.397cm" svg:x="14.207cm" svg:y="12.683cm">
          <text:p text:style-name="P1">L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3.302cm" svg:height="1.016cm" svg:x="23.859cm" svg:y="12.938cm">
          <text:p text:style-name="P1">BL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75cm" svg:height="0.806cm" svg:x="13.861cm" svg:y="11.624cm">
          <draw:text-box>
            <text:p><text:span text:style-name="T1">Lista Temporanea Ricezione</text:span></text:p>
          </draw:text-box>
        </draw:frame>
        <draw:frame draw:style-name="gr7" draw:text-style-name="P2" draw:layer="layout" svg:width="3.419cm" svg:height="1.444cm" svg:x="23.857cm" svg:y="11.16cm">
          <draw:text-box>
            <text:p><text:span text:style-name="T1">Buffer Locale</text:span></text:p>
            <text:p><text:span text:style-name="T1">Ricezione</text:span></text:p>
          </draw:text-box>
        </draw:frame>
        <draw:connector draw:style-name="gr6" draw:text-style-name="P1" draw:layer="layout" draw:type="curve" svg:x1="25.51cm" svg:y1="13.954cm" svg:x2="20.811cm" svg:y2="13.381cm" draw:start-shape="id4" draw:start-glue-point="2" draw:end-shape="id5" draw:end-glue-point="1" svg:d="m25510 13954c0 751-1587 626-2190 295s-222-868-2509-868" svg:viewBox="0 0 4700 1130">
          <text:p/>
        </draw:connector>
        <draw:connector draw:style-name="gr6" draw:text-style-name="P1" draw:layer="layout" draw:type="curve" svg:x1="17.509cm" svg:y1="14.08cm" svg:x2="10.652cm" svg:y2="13.382cm" draw:start-shape="id5" draw:start-glue-point="2" draw:end-shape="id6" draw:end-glue-point="1" svg:d="m17509 14080c0 751-2540 626-3587 264s-603-962-3270-962" svg:viewBox="0 0 6858 1250">
          <text:p/>
        </draw:connector>
        <draw:custom-shape draw:style-name="gr8" draw:text-style-name="P1" xml:id="id7" draw:id="id7" draw:layer="layout" svg:width="2.921cm" svg:height="2.921cm" svg:x="1.762cm" svg:y="7.604cm">
          <text:p text:style-name="P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.904cm" svg:y1="13.382cm" svg:x2="3.222cm" svg:y2="10.525cm" draw:start-shape="id6" draw:start-glue-point="3" draw:end-shape="id7" draw:end-glue-point="8" svg:d="m2904 13382c-751 0-626-889-359-1199s677-40 677-1658" svg:viewBox="0 0 885 2858">
          <text:p/>
        </draw:connector>
        <draw:connector draw:style-name="gr6" draw:text-style-name="P1" draw:layer="layout" draw:type="curve" svg:x1="3.222cm" svg:y1="7.604cm" svg:x2="2.905cm" svg:y2="4.238cm" draw:start-shape="id7" draw:start-glue-point="4" draw:end-shape="id1" draw:end-glue-point="3" svg:d="m3222 7604c0-2001-410-1667-677-2008s-393-1358 360-1358" svg:viewBox="0 0 886 3367">
          <text:p/>
        </draw:connector>
        <draw:custom-shape draw:style-name="gr2" draw:text-style-name="P1" draw:layer="layout" svg:width="5.842cm" svg:height="1.728cm" svg:x="3.286cm" svg:y="18.272cm">
          <text:p text:style-name="P1"><text:span text:style-name="T1">Insieme di sequenz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" draw:text-style-name="P1" draw:layer="layout" svg:width="5.842cm" svg:height="1.728cm" svg:x="14.462cm" svg:y="18.271cm">
          <text:p text:style-name="P1"><text:span text:style-name="T1">Singola sequenza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1" draw:layer="layout" svg:width="5.842cm" svg:height="1.728cm" svg:x="22.463cm" svg:y="18.271cm">
          <text:p text:style-name="P1"><text:span text:style-name="T1">Singolo pacchetto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line draw:style-name="gr9" draw:text-style-name="P1" draw:layer="layout" svg:x1="10.017cm" svg:y1="1cm" svg:x2="10.017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Rimondi</meta:initial-creator>
    <meta:creation-date>2014-02-21T10:37:46</meta:creation-date>
    <dc:date>2014-02-21T10:51:20</dc:date>
    <dc:creator>Carlo Rimondi</dc:creator>
    <meta:editing-duration>P0D</meta:editing-duration>
    <meta:editing-cycles>1</meta:editing-cycles>
    <meta:document-statistic meta:object-count="24"/>
    <meta:generator>LibreOffice/3.5$Linux_x86 LibreOffice_project/350m1$Build-2</meta:generator>
  </office:meta>
</office:document-meta>
</file>